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29_08-12-25_000.jpg</text:p>
          </table:table-cell>
          <table:table-cell table:style-name="ce20" office:value-type="string">
            <text:p>:m 東和 PHOTO / 200328sa / 早稲田駅（東西線） / 豊島区高田１丁目計画 / １名 / 佐藤工業（古里建設工業） / 日報</text:p>
          </table:table-cell>
          <table:table-cell table:style-name="ce3"/>
          <table:table-cell table:style-name="ce3"/>
          <table:table-cell table:style-name="ce3" office:value-type="string">
            <text:p>N-35-35-28.81 E-139-34-48.06</text:p>
          </table:table-cell>
          <table:table-cell table:style-name="ce34" table:formula="of:=IF([.E2]=&quot;&quot;;[.C2];CONCATENATE([.C2];&quot; / &quot;;[.E2]))" office:value-type="string" office:string-value=":m 東和 PHOTO / 200328sa / 早稲田駅（東西線） / 豊島区高田１丁目計画 / １名 / 佐藤工業（古里建設工業） / 日報">
            <text:p>:m 東和 PHOTO / 200328sa / 早稲田駅（東西線） / 豊島区高田１丁目計画 / １名 / 佐藤工業（古里建設工業） / 日報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29_09-39-25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8 E-139-34-49.43</text:p>
          </table:table-cell>
          <table:table-cell table:style-name="ce34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29_10-55-35_000.jpg</text:p>
          </table:table-cell>
          <table:table-cell table:style-name="ce23" office:value-type="string">
            <text:p>:m 食べた物</text:p>
          </table:table-cell>
          <table:table-cell table:style-name="ce33"/>
          <table:table-cell table:style-name="ce3"/>
          <table:table-cell table:style-name="ce3" office:value-type="string">
            <text:p>N-35-35-22.79 E-139-34-55.7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29_16-13-47_000.jpg</text:p>
          </table:table-cell>
          <table:table-cell table:style-name="ce23" office:value-type="string">
            <text:p>:m :lets / action activity / やること / スマホを換えた時にインストールするアプリのリスト</text:p>
          </table:table-cell>
          <table:table-cell table:style-name="ce25"/>
          <table:table-cell table:style-name="ce3"/>
          <table:table-cell table:style-name="ce3" office:value-type="string">
            <text:p>N-35-35-28.53 E-139-34-49.22</text:p>
          </table:table-cell>
          <table:table-cell table:style-name="ce34" table:formula="of:=IF([.E5]=&quot;&quot;;[.C5];CONCATENATE([.C5];&quot; / &quot;;[.E5]))" office:value-type="string" office:string-value=":m :lets / action activity / やること / スマホを換えた時にインストールするアプリのリスト">
            <text:p>:m :lets / action activity / やること / スマホを換えた時にインストールするアプリのリスト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29_16-14-01_000.jpg</text:p>
          </table:table-cell>
          <table:table-cell table:style-name="ce23" office:value-type="string">
            <text:p>:m Other / やること / 寝る前 / 東和仕事の前日</text:p>
          </table:table-cell>
          <table:table-cell table:style-name="ce25"/>
          <table:table-cell table:style-name="ce3"/>
          <table:table-cell table:style-name="ce3" office:value-type="string">
            <text:p>N-35-35-28.53 E-139-34-49.22</text:p>
          </table:table-cell>
          <table:table-cell table:style-name="ce34" table:formula="of:=IF([.E6]=&quot;&quot;;[.C6];CONCATENATE([.C6];&quot; / &quot;;[.E6]))" office:value-type="string" office:string-value=":m Other / やること / 寝る前 / 東和仕事の前日">
            <text:p>:m Other / やること / 寝る前 / 東和仕事の前日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29_17-38-58_000.jpg</text:p>
          </table:table-cell>
          <table:table-cell table:style-name="ce20" office:value-type="string">
            <text:p>:m 東和 PHOTO / 200328sa / 早稲田駅（東西線） / 豊島区高田１丁目計画 / １名 / 佐藤工業（古里建設工業） / 日誌</text:p>
          </table:table-cell>
          <table:table-cell table:style-name="ce14"/>
          <table:table-cell table:style-name="ce3"/>
          <table:table-cell table:style-name="ce3" office:value-type="string">
            <text:p>N-35-35-29.49 E-139-34-49.65</text:p>
          </table:table-cell>
          <table:table-cell table:style-name="ce34" table:formula="of:=IF([.E7]=&quot;&quot;;[.C7];CONCATENATE([.C7];&quot; / &quot;;[.E7]))" office:value-type="string" office:string-value=":m 東和 PHOTO / 200328sa / 早稲田駅（東西線） / 豊島区高田１丁目計画 / １名 / 佐藤工業（古里建設工業） / 日誌">
            <text:p>:m 東和 PHOTO / 200328sa / 早稲田駅（東西線） / 豊島区高田１丁目計画 / １名 / 佐藤工業（古里建設工業） / 日誌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29_18-37-41_000.jpg</text:p>
          </table:table-cell>
          <table:table-cell table:style-name="ce23" office:value-type="string">
            <text:p>:m music / log / gt / || s.1:prev-R.1,edit-photo</text:p>
          </table:table-cell>
          <table:table-cell table:style-name="ce15"/>
          <table:table-cell table:style-name="ce3"/>
          <table:table-cell table:style-name="ce3" office:value-type="string">
            <text:p>N-35-35-28.72 E-139-34-49.16</text:p>
          </table:table-cell>
          <table:table-cell table:style-name="ce34" table:formula="of:=IF([.E8]=&quot;&quot;;[.C8];CONCATENATE([.C8];&quot; / &quot;;[.E8]))" office:value-type="string" office:string-value=":m music / log / gt / || s.1:prev-R.1,edit-photo">
            <text:p>:m music / log / gt / || s.1:prev-R.1,edit-photo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29_20-41-19_000.jpg</text:p>
          </table:table-cell>
          <table:table-cell table:style-name="ce23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2.98 E-139-34-55.92</text:p>
          </table:table-cell>
          <table:table-cell table:style-name="ce34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30_01-02-04_000.jpg</text:p>
          </table:table-cell>
          <table:table-cell table:style-name="ce15" office:value-type="string">
            <text:p>:m other / log / 寝る前　ウェブ閲覧　記録　（for オナニー） / 動画を見ながらは中断；空想でオナニーする</text:p>
          </table:table-cell>
          <table:table-cell table:style-name="ce16"/>
          <table:table-cell table:style-name="ce3"/>
          <table:table-cell table:style-name="ce3" office:value-type="string">
            <text:p>N-35-35-29.27 E-139-34-48.89</text:p>
          </table:table-cell>
          <table:table-cell table:style-name="ce34" table:formula="of:=IF([.E10]=&quot;&quot;;[.C10];CONCATENATE([.C10];&quot; / &quot;;[.E10]))" office:value-type="string" office:string-value=":m other / log / 寝る前　ウェブ閲覧　記録　（for オナニー） / 動画を見ながらは中断；空想でオナニーする">
            <text:p>:m other / log / 寝る前　ウェブ閲覧　記録　（for オナニー） / 動画を見ながらは中断；空想でオナニーす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30_07-46-26_000.jpg</text:p>
          </table:table-cell>
          <table:table-cell table:style-name="ce17" office:value-type="string">
            <text:p>:tome/ (J*) / 「調べ」そのものについて；経済についての調べ；４割理解したら、十分</text:p>
          </table:table-cell>
          <table:table-cell table:style-name="ce17"/>
          <table:table-cell table:style-name="ce3"/>
          <table:table-cell table:style-name="ce3" office:value-type="string">
            <text:p>N-35-35-27.28 E-139-34-50.37</text:p>
          </table:table-cell>
          <table:table-cell table:style-name="ce34" table:formula="of:=IF([.E11]=&quot;&quot;;[.C11];CONCATENATE([.C11];&quot; / &quot;;[.E11]))" office:value-type="string" office:string-value=":tome/ (J*) / 「調べ」そのものについて；経済についての調べ；４割理解したら、十分">
            <text:p>:tome/ (J*) / 「調べ」そのものについて；経済についての調べ；４割理解したら、十分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30_07-59-38_000.jpg</text:p>
          </table:table-cell>
          <table:table-cell table:style-name="ce17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2.34 E-139-34-56.03</text:p>
          </table:table-cell>
          <table:table-cell table:style-name="ce34" table:formula="of:=IF([.E12]=&quot;&quot;;[.C12];CONCATENATE([.C12];&quot; / &quot;;[.E1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30_07-09-51_000.mov</text:p>
          </table:table-cell>
          <table:table-cell table:style-name="ce6" office:value-type="string">
            <text:p>:VIDEO / @自宅 / メモ / 護身術 / 避ける、よける / 反撃も加える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宅 / メモ / 護身術 / 避ける、よける / 反撃も加える">
            <text:p>:VIDEO / @自宅 / メモ / 護身術 / 避ける、よける / 反撃も加え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30_07-17-34_000.mov</text:p>
          </table:table-cell>
          <table:table-cell table:style-name="ce6" office:value-type="string">
            <text:p>:VIDEO / @自宅 / 体操 / hip-hopダンス、ヒップホップ / h-2020-0327-1 / id=7 / name=肘貼り、上下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VIDEO / @自宅 / 体操 / hip-hopダンス、ヒップホップ / h-2020-0327-1 / id=7 / name=肘貼り、上下">
            <text:p>:VIDEO / @自宅 / 体操 / hip-hopダンス、ヒップホップ / h-2020-0327-1 / id=7 / name=肘貼り、上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3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2020/03/30</text:date>, <text:time>09:17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30T09:17:21.78</dc:date>
    <dc:creator>iwabuchi ken</dc:creator>
    <meta:editing-duration>P18DT20H10M11S</meta:editing-duration>
    <meta:editing-cycles>7530</meta:editing-cycles>
    <meta:document-statistic meta:table-count="1" meta:cell-count="755" meta:object-count="0"/>
  </office:meta>
</office:document-meta>
</file>